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Obj100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in" fo:margin-left="0in" fo:margin-top="0in" fo:margin-bottom="0in" table:align="left" style:writing-mode="page"/>
    </style:style>
    <style:style style:name="Table1.A" style:family="table-column">
      <style:table-column-properties style:column-width="2.0688in"/>
    </style:style>
    <style:style style:name="Table1.B" style:family="table-column">
      <style:table-column-properties style:column-width="1.966in"/>
    </style:style>
    <style:style style:name="Table1.C" style:family="table-column">
      <style:table-column-properties style:column-width="1.965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 fo:text-indent="0in" style:auto-text-indent="false"/>
    </style:style>
    <style:style style:name="P2" style:family="paragraph" style:parent-style-name="Text_20_body">
      <loext:graphic-properties draw:fill="solid" draw:fill-color="#feffff"/>
      <style:paragraph-properties fo:margin-top="0.2083in" fo:margin-bottom="0.2291in" style:contextual-spacing="false" fo:line-height="100%" fo:text-align="justify" style:justify-single-word="false" fo:background-color="#feffff"/>
      <style:text-properties officeooo:paragraph-rsid="001189ad"/>
    </style:style>
    <style:style style:name="P3" style:family="paragraph" style:parent-style-name="Standard">
      <style:paragraph-properties fo:line-height="150%" fo:text-align="justify" style:justify-single-word="false" fo:text-indent="0in" style:auto-text-indent="false"/>
    </style:style>
    <style:style style:name="P4" style:family="paragraph" style:parent-style-name="Heading_20_2">
      <style:paragraph-properties>
        <style:tab-stops>
          <style:tab-stop style:position="0.8728in"/>
        </style:tab-stops>
      </style:paragraph-properties>
    </style:style>
    <style:style style:name="P5" style:family="paragraph" style:parent-style-name="Heading_20_2">
      <style:text-properties style:font-name="Calibri" fo:font-size="11pt" style:font-size-asian="11pt" style:font-name-complex="Calibri1" style:font-size-complex="11pt"/>
    </style:style>
    <style:style style:name="P6" style:family="paragraph" style:parent-style-name="List_20_Paragraph">
      <style:paragraph-properties fo:margin-left="0.2811in" fo:line-height="150%" fo:text-align="center" style:justify-single-word="false"/>
    </style:style>
    <style:style style:name="P7" style:family="paragraph" style:parent-style-name="List_20_Paragraph">
      <style:paragraph-properties fo:margin-left="0.2811in" fo:line-height="150%"/>
    </style:style>
    <style:style style:name="P8" style:family="paragraph" style:parent-style-name="List_20_Paragraph">
      <style:paragraph-properties fo:margin-left="0.2811in" fo:line-height="150%" fo:text-align="justify" style:justify-single-word="false" fo:text-indent="0.2102in" style:auto-text-indent="false" fo:padding-left="0in" fo:padding-right="0in" fo:padding-top="0in" fo:padding-bottom="0.0138in" fo:border-left="none" fo:border-right="none" fo:border-top="none" fo:border-bottom="1.5pt solid #000000"/>
    </style:style>
    <style:style style:name="P9" style:family="paragraph" style:parent-style-name="List_20_Paragraph">
      <style:paragraph-properties fo:margin-left="0.2811in" fo:line-height="150%" fo:text-align="center" style:justify-single-word="false"/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P10" style:family="paragraph" style:parent-style-name="List_20_Paragraph">
      <style:paragraph-properties fo:margin-left="0.2811in" fo:line-height="15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11" style:family="paragraph" style:parent-style-name="List_20_Paragraph">
      <style:paragraph-properties fo:margin-left="0.2811in" fo:line-height="150%"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style:font-name="Times New Roman" fo:font-size="12pt" style:font-size-asian="12pt" style:font-name-complex="Times New Roman1" style:font-size-complex="12pt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line-height="150%" fo:text-align="justify" style:justify-single-word="false" fo:text-indent="0.7874in" style:auto-text-indent="false"/>
    </style:style>
    <style:style style:name="P15" style:family="paragraph" style:parent-style-name="Standard">
      <style:paragraph-properties fo:margin-top="0in" fo:margin-bottom="0in" style:contextual-spacing="false" fo:line-height="150%" fo:text-align="justify" style:justify-single-word="false" fo:text-indent="0.7874in" style:auto-text-indent="false"/>
    </style:style>
    <style:style style:name="P16" style:family="paragraph" style:parent-style-name="Standard">
      <style:paragraph-properties fo:margin-left="0.7874in" fo:margin-top="0in" fo:margin-bottom="0in" style:contextual-spacing="false" fo:line-height="150%" fo:text-align="justify" style:justify-single-word="false"/>
    </style:style>
    <style:style style:name="P17" style:family="paragraph" style:parent-style-name="Standard">
      <style:paragraph-properties fo:line-height="150%" fo:text-align="justify" style:justify-single-word="false" fo:text-indent="0.7874in" style:auto-text-indent="false"/>
      <style:text-properties officeooo:paragraph-rsid="00164d37"/>
    </style:style>
    <style:style style:name="P18" style:family="paragraph" style:parent-style-name="Standard">
      <style:paragraph-properties fo:margin-top="0in" fo:margin-bottom="0in" style:contextual-spacing="false" fo:line-height="150%" fo:text-align="justify" style:justify-single-word="false" fo:text-indent="0.7874in" style:auto-text-indent="false"/>
      <style:text-properties fo:color="#7030a0" loext:opacity="100%" style:font-name="Times New Roman" fo:font-size="12pt" style:font-size-asian="12pt" style:font-name-complex="Times New Roman1" style:font-size-complex="12pt"/>
    </style:style>
    <style:style style:name="P19" style:family="paragraph" style:parent-style-name="Standard">
      <style:paragraph-properties fo:line-height="150%" fo:text-align="justify" style:justify-single-word="false" fo:text-indent="0.7874in" style:auto-text-indent="false"/>
      <style:text-properties fo:color="#7030a0" loext:opacity="100%" style:font-name="Times New Roman" fo:font-size="12pt" style:font-size-asian="12pt" style:font-name-complex="Times New Roman1" style:font-size-complex="12pt"/>
    </style:style>
    <style:style style:name="P20" style:family="paragraph" style:parent-style-name="Standard">
      <style:paragraph-properties fo:line-height="150%" fo:text-align="justify" style:justify-single-word="false" fo:text-indent="0.7874in" style:auto-text-indent="false"/>
      <style:text-properties fo:color="#00b0f0" loext:opacity="100%" style:font-name="Times New Roman" fo:font-size="12pt" style:font-size-asian="12pt" style:font-name-complex="Times New Roman1" style:font-size-complex="12pt"/>
    </style:style>
    <style:style style:name="P21" style:family="paragraph" style:parent-style-name="Standard">
      <style:paragraph-properties fo:text-align="justify" style:justify-single-word="false" fo:text-indent="0.4917in" style:auto-text-indent="false"/>
      <style:text-properties officeooo:rsid="00180730" officeooo:paragraph-rsid="002f39e0"/>
    </style:style>
    <style:style style:name="P22" style:family="paragraph" style:parent-style-name="Standard">
      <style:paragraph-properties fo:text-align="justify" style:justify-single-word="false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4" style:family="paragraph" style:parent-style-name="Standard">
      <loext:graphic-properties draw:fill="solid" draw:fill-color="#feffff"/>
      <style:paragraph-properties fo:margin-top="0.2083in" fo:margin-bottom="0.2291in" style:contextual-spacing="false" fo:line-height="100%" fo:text-align="justify" style:justify-single-word="false" fo:background-color="#feffff"/>
    </style:style>
    <style:style style:name="P25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style:font-name="Arial" fo:font-size="10pt" style:font-size-asian="10pt" style:font-name-complex="Arial2" style:font-size-complex="10pt"/>
    </style:style>
    <style:style style:name="T2" style:family="text">
      <style:text-properties style:font-name="Calibri" fo:font-size="11pt" style:font-size-asian="11pt" style:font-name-complex="Calibri1" style:font-size-complex="11pt"/>
    </style:style>
    <style:style style:name="T3" style:family="text">
      <style:text-properties style:font-name-complex="Calibri1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Times New Roman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8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9" style:family="text">
      <style:text-properties style:font-name="Times New Roman" fo:font-size="12pt" style:font-size-asian="12pt" style:font-name-complex="Times New Roman1" style:font-size-complex="12pt"/>
    </style:style>
    <style:style style:name="T10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11" style:family="text">
      <style:text-properties style:font-name="Times New Roman" fo:font-size="12pt" fo:background-color="transparent" loext:char-shading-value="0" style:font-size-asian="12pt" style:font-name-complex="Times New Roman1" style:font-size-complex="12pt"/>
    </style:style>
    <style:style style:name="T12" style:family="text">
      <style:text-properties style:font-name="Times New Roman" fo:font-size="12pt" fo:background-color="transparent" loext:char-shading-value="0" style:font-size-asian="12pt" style:font-size-complex="12pt"/>
    </style:style>
    <style:style style:name="T13" style:family="text">
      <style:text-properties style:font-name="Times New Roman" fo:font-size="10pt" fo:font-weight="bold" style:font-size-asian="10pt" style:font-weight-asian="bold" style:font-name-complex="Times New Roman1" style:font-size-complex="10pt"/>
    </style:style>
    <style:style style:name="T14" style:family="text">
      <style:text-properties style:font-name="Times New Roman" fo:font-size="13pt" fo:font-weight="bold" style:font-size-asian="13pt" style:font-weight-asian="bold" style:font-name-complex="Times New Roman1" style:font-size-complex="13pt"/>
    </style:style>
    <style:style style:name="T15" style:family="text">
      <style:text-properties fo:color="#00b0f0" loext:opacity="100%" style:font-name="Times New Roman" fo:font-size="12pt" style:font-size-asian="12pt" style:font-name-complex="Times New Roman1" style:font-size-complex="12pt"/>
    </style:style>
    <style:style style:name="T16" style:family="text">
      <style:text-properties fo:color="#00b0f0" loext:opacity="100%" style:font-name="Times New Roman" fo:font-size="12pt" officeooo:rsid="000db32d" style:font-size-asian="12pt" style:font-name-complex="Times New Roman1" style:font-size-complex="12pt"/>
    </style:style>
    <style:style style:name="T17" style:family="text">
      <style:text-properties fo:color="#00b0f0" loext:opacity="100%" style:font-name="Times New Roman" fo:font-size="12pt" officeooo:rsid="000ea12c" style:font-size-asian="12pt" style:font-name-complex="Times New Roman1" style:font-size-complex="12pt"/>
    </style:style>
    <style:style style:name="T18" style:family="text">
      <style:text-properties fo:color="#00b0f0" loext:opacity="100%" style:font-name="Times New Roman" fo:font-size="12pt" officeooo:rsid="00131c53" style:font-size-asian="12pt" style:font-name-complex="Times New Roman1" style:font-size-complex="12pt"/>
    </style:style>
    <style:style style:name="T19" style:family="text">
      <style:text-properties fo:color="#00b0f0" loext:opacity="100%" style:font-name="Times New Roman" fo:font-size="12pt" officeooo:rsid="00274360" style:font-size-asian="12pt" style:font-name-complex="Times New Roman1" style:font-size-complex="12pt"/>
    </style:style>
    <style:style style:name="T20" style:family="text">
      <style:text-properties fo:color="#00b0f0" loext:opacity="100%" style:font-name="Times New Roman" fo:font-size="12pt" fo:font-style="italic" officeooo:rsid="000ea12c" style:font-size-asian="12pt" style:font-style-asian="italic" style:font-name-complex="Times New Roman1" style:font-size-complex="12pt" style:font-style-complex="italic"/>
    </style:style>
    <style:style style:name="T21" style:family="text">
      <style:text-properties fo:color="#00b0f0" loext:opacity="100%" style:font-name="Times New Roman" fo:font-size="12pt" fo:font-style="italic" officeooo:rsid="000db32d" style:font-size-asian="12pt" style:font-style-asian="italic" style:font-name-complex="Times New Roman1" style:font-size-complex="12pt" style:font-style-complex="italic"/>
    </style:style>
    <style:style style:name="T22" style:family="text">
      <style:text-properties fo:color="#00b0f0" loext:opacity="100%" style:font-name="Times New Roman" fo:font-size="12pt" fo:font-style="italic" officeooo:rsid="00131c53" fo:background-color="transparent" loext:char-shading-value="0" style:font-size-asian="12pt" style:font-style-asian="italic" style:font-name-complex="Times New Roman1" style:font-size-complex="12pt" style:font-style-complex="italic"/>
    </style:style>
    <style:style style:name="T23" style:family="text">
      <style:text-properties fo:color="#00b0f0" loext:opacity="100%" style:font-name="Times New Roman" fo:font-size="12pt" fo:font-style="italic" officeooo:rsid="001381b6" fo:background-color="transparent" loext:char-shading-value="0" style:font-size-asian="12pt" style:font-style-asian="italic" style:font-name-complex="Times New Roman1" style:font-size-complex="12pt" style:font-style-complex="italic"/>
    </style:style>
    <style:style style:name="T24" style:family="text">
      <style:text-properties fo:color="#00b0f0" loext:opacity="100%" style:font-name="Times New Roman" fo:font-size="12pt" fo:font-style="normal" officeooo:rsid="000ea12c" style:font-size-asian="12pt" style:font-style-asian="normal" style:font-name-complex="Times New Roman1" style:font-size-complex="12pt" style:font-style-complex="normal"/>
    </style:style>
    <style:style style:name="T25" style:family="text">
      <style:text-properties fo:color="#00b0f0" loext:opacity="100%" style:font-name="Times New Roman" fo:font-size="12pt" fo:font-style="normal" officeooo:rsid="000db32d" style:font-size-asian="12pt" style:font-style-asian="normal" style:font-name-complex="Times New Roman1" style:font-size-complex="12pt" style:font-style-complex="normal"/>
    </style:style>
    <style:style style:name="T26" style:family="text">
      <style:text-properties fo:color="#00b0f0" loext:opacity="100%" style:font-name="Times New Roman" fo:font-size="12pt" fo:font-style="normal" officeooo:rsid="00131c53" fo:background-color="transparent" loext:char-shading-value="0" style:font-size-asian="12pt" style:font-style-asian="normal" style:font-name-complex="Times New Roman1" style:font-size-complex="12pt" style:font-style-complex="normal"/>
    </style:style>
    <style:style style:name="T27" style:family="text">
      <style:text-properties fo:color="#00b0f0" loext:opacity="100%" style:font-name="Times New Roman" fo:font-size="12pt" fo:font-style="normal" officeooo:rsid="001381b6" fo:background-color="transparent" loext:char-shading-value="0" style:font-size-asian="12pt" style:font-style-asian="normal" style:font-name-complex="Times New Roman1" style:font-size-complex="12pt" style:font-style-complex="normal"/>
    </style:style>
    <style:style style:name="T28" style:family="text">
      <style:text-properties fo:color="#00b0f0" loext:opacity="100%" style:font-name="Times New Roman" fo:font-size="12pt" fo:language="en" fo:country="US" officeooo:rsid="001189ad" style:font-size-asian="12pt" style:font-name-complex="Times New Roman1" style:font-size-complex="12pt"/>
    </style:style>
    <style:style style:name="T29" style:family="text">
      <style:text-properties fo:color="#00b0f0" loext:opacity="100%" style:font-name="Times New Roman" fo:font-size="12pt" fo:language="en" fo:country="US" officeooo:rsid="001189ad" fo:background-color="transparent" loext:char-shading-value="0" style:font-size-asian="12pt" style:font-name-complex="Times New Roman1" style:font-size-complex="12pt"/>
    </style:style>
    <style:style style:name="T30" style:family="text">
      <style:text-properties fo:color="#00b0f0" loext:opacity="100%" style:font-name="Times New Roman" fo:font-size="12pt" fo:language="en" fo:country="US" officeooo:rsid="00131c53" fo:background-color="transparent" loext:char-shading-value="0" style:font-size-asian="12pt" style:font-name-complex="Times New Roman1" style:font-size-complex="12pt"/>
    </style:style>
    <style:style style:name="T31" style:family="text">
      <style:text-properties fo:color="#00b0f0" loext:opacity="100%" style:font-name="Times New Roman" fo:font-size="12pt" fo:language="en" fo:country="US" fo:font-style="normal" officeooo:rsid="00131c53" fo:background-color="transparent" loext:char-shading-value="0" style:font-size-asian="12pt" style:font-style-asian="normal" style:font-name-complex="Times New Roman1" style:font-size-complex="12pt" style:font-style-complex="normal"/>
    </style:style>
    <style:style style:name="T32" style:family="text">
      <style:text-properties fo:color="#00b0f0" loext:opacity="100%" style:font-name="Times New Roman" fo:font-size="12pt" fo:language="en" fo:country="US" fo:font-style="normal" officeooo:rsid="00141790" fo:background-color="transparent" loext:char-shading-value="0" style:font-size-asian="12pt" style:font-style-asian="normal" style:font-name-complex="Times New Roman1" style:font-size-complex="12pt" style:font-style-complex="normal"/>
    </style:style>
    <style:style style:name="T33" style:family="text">
      <style:text-properties fo:color="#00b0f0" loext:opacity="100%" style:font-name="Times New Roman" fo:font-size="12pt" officeooo:rsid="000db32d" fo:background-color="transparent" loext:char-shading-value="0" style:font-size-asian="12pt" style:font-name-complex="Times New Roman1" style:font-size-complex="12pt"/>
    </style:style>
    <style:style style:name="T34" style:family="text">
      <style:text-properties fo:color="#00b0f0" loext:opacity="100%" style:font-name="Times New Roman" fo:font-size="12pt" officeooo:rsid="00131c53" fo:background-color="transparent" loext:char-shading-value="0" style:font-size-asian="12pt" style:font-name-complex="Times New Roman1" style:font-size-complex="12pt"/>
    </style:style>
    <style:style style:name="T35" style:family="text">
      <style:text-properties fo:color="#00b0f0" loext:opacity="100%" style:font-name="Times New Roman" fo:font-size="12pt" officeooo:rsid="001381b6" fo:background-color="transparent" loext:char-shading-value="0" style:font-size-asian="12pt" style:font-name-complex="Times New Roman1" style:font-size-complex="12pt"/>
    </style:style>
    <style:style style:name="T36" style:family="text">
      <style:text-properties fo:color="#00b0f0" loext:opacity="100%" style:font-name="Times New Roman" fo:font-size="12pt" fo:language="pt" fo:country="BR" fo:font-style="normal" officeooo:rsid="00131c53" fo:background-color="transparent" loext:char-shading-value="0" style:font-size-asian="12pt" style:font-style-asian="normal" style:font-name-complex="Times New Roman1" style:font-size-complex="12pt" style:font-style-complex="normal"/>
    </style:style>
    <style:style style:name="T37" style:family="text">
      <style:text-properties fo:color="#00b0f0" loext:opacity="100%" style:font-name="Times New Roman" fo:font-size="12pt" fo:language="pt" fo:country="BR" fo:font-style="normal" officeooo:rsid="00141790" fo:background-color="transparent" loext:char-shading-value="0" style:font-size-asian="12pt" style:font-style-asian="normal" style:font-name-complex="Times New Roman1" style:font-size-complex="12pt" style:font-style-complex="normal"/>
    </style:style>
    <style:style style:name="T38" style:family="text">
      <style:text-properties fo:color="#00b0f0" loext:opacity="100%" style:font-name="Times New Roman" fo:font-size="12pt" fo:language="pt" fo:country="BR" officeooo:rsid="00131c53" fo:background-color="transparent" loext:char-shading-value="0" style:font-size-asian="12pt" style:font-name-complex="Times New Roman1" style:font-size-complex="12pt"/>
    </style:style>
    <style:style style:name="T39" style:family="text">
      <style:text-properties fo:color="#00b0f0" loext:opacity="100%" style:font-name="Times New Roman" fo:font-size="12pt" fo:language="pt" fo:country="BR" officeooo:rsid="001381b6" fo:background-color="transparent" loext:char-shading-value="0" style:font-size-asian="12pt" style:font-name-complex="Times New Roman1" style:font-size-complex="12pt"/>
    </style:style>
    <style:style style:name="T40" style:family="text">
      <style:text-properties fo:color="#ff0000" loext:opacity="100%" style:font-name="Times New Roman" fo:font-size="12pt" style:font-size-asian="12pt" style:font-name-complex="Times New Roman1" style:font-size-complex="12pt"/>
    </style:style>
    <style:style style:name="T41" style:family="text">
      <style:text-properties fo:color="#ff0000" loext:opacity="100%" style:font-name="Times New Roman" fo:font-size="12pt" officeooo:rsid="001381b6" style:font-size-asian="12pt" style:font-name-complex="Times New Roman1" style:font-size-complex="12pt"/>
    </style:style>
    <style:style style:name="T42" style:family="text">
      <style:text-properties fo:color="#ff0000" loext:opacity="100%" style:font-name="Times New Roman" fo:font-size="12pt" fo:font-style="italic" style:font-size-asian="12pt" style:font-style-asian="italic" style:font-name-complex="Times New Roman1" style:font-size-complex="12pt"/>
    </style:style>
    <style:style style:name="T43" style:family="text">
      <style:text-properties fo:color="#ff0000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4" style:family="text">
      <style:text-properties fo:color="#ff0000" loext:opacity="100%" style:font-name="Times New Roman" fo:font-size="12pt" fo:font-style="italic" officeooo:rsid="001381b6" style:font-size-asian="12pt" style:font-style-asian="italic" style:font-name-complex="Times New Roman1" style:font-size-complex="12pt" style:font-style-complex="italic"/>
    </style:style>
    <style:style style:name="T45" style:family="text">
      <style:text-properties fo:color="#ff0000" loext:opacity="100%" style:font-name="Times New Roman" fo:font-size="12pt" fo:font-style="italic" officeooo:rsid="00141790" style:font-size-asian="12pt" style:font-style-asian="italic" style:font-name-complex="Times New Roman1" style:font-size-complex="12pt" style:font-style-complex="italic"/>
    </style:style>
    <style:style style:name="T46" style:family="text">
      <style:text-properties fo:color="#ff0000" loext:opacity="100%" style:font-name="Times New Roman" fo:font-size="12pt" fo:font-style="italic" officeooo:rsid="00164d37" style:font-size-asian="12pt" style:font-style-asian="italic" style:font-name-complex="Times New Roman1" style:font-size-complex="12pt" style:font-style-complex="italic"/>
    </style:style>
    <style:style style:name="T47" style:family="text">
      <style:text-properties fo:color="#ff0000" loext:opacity="100%"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48" style:family="text">
      <style:text-properties fo:color="#ff0000" loext:opacity="100%" style:font-name="Times New Roman" fo:font-size="12pt" fo:font-style="normal" officeooo:rsid="001381b6" style:font-size-asian="12pt" style:font-style-asian="normal" style:font-name-complex="Times New Roman1" style:font-size-complex="12pt" style:font-style-complex="normal"/>
    </style:style>
    <style:style style:name="T49" style:family="text">
      <style:text-properties fo:color="#ff0000" loext:opacity="100%" style:font-name="Times New Roman" fo:font-size="12pt" fo:font-style="normal" officeooo:rsid="00141790" style:font-size-asian="12pt" style:font-style-asian="normal" style:font-name-complex="Times New Roman1" style:font-size-complex="12pt" style:font-style-complex="normal"/>
    </style:style>
    <style:style style:name="T50" style:family="text">
      <style:text-properties fo:color="#ff0000" loext:opacity="100%" style:font-name="Times New Roman" fo:font-size="12pt" fo:font-style="normal" officeooo:rsid="00164d37" style:font-size-asian="12pt" style:font-style-asian="normal" style:font-name-complex="Times New Roman1" style:font-size-complex="12pt" style:font-style-complex="normal"/>
    </style:style>
    <style:style style:name="T51" style:family="text">
      <style:text-properties fo:color="#ff0000" loext:opacity="100%" style:font-name="Times New Roman" fo:font-size="12pt" fo:font-style="normal" officeooo:rsid="002c5a46" style:font-size-asian="12pt" style:font-style-asian="normal" style:font-name-complex="Times New Roman1" style:font-size-complex="12pt" style:font-style-complex="normal"/>
    </style:style>
    <style:style style:name="T52" style:family="text">
      <style:text-properties fo:color="#00b050" loext:opacity="100%" style:font-name="Times New Roman" fo:font-size="12pt" style:font-size-asian="12pt" style:font-name-complex="Times New Roman1" style:font-size-complex="12pt"/>
    </style:style>
    <style:style style:name="T53" style:family="text">
      <style:text-properties fo:color="#00b050" loext:opacity="100%" style:font-name="Times New Roman" fo:font-size="12pt" officeooo:rsid="000efc1f" style:font-size-asian="12pt" style:font-name-complex="Times New Roman1" style:font-size-complex="12pt"/>
    </style:style>
    <style:style style:name="T54" style:family="text">
      <style:text-properties fo:color="#00b050" loext:opacity="100%" style:font-name="Times New Roman" fo:font-size="12pt" fo:language="en" fo:country="US" officeooo:rsid="00131c53" style:font-size-asian="12pt" style:font-name-complex="Times New Roman1" style:font-size-complex="12pt"/>
    </style:style>
    <style:style style:name="T55" style:family="text">
      <style:text-properties fo:color="#00b050" loext:opacity="100%" style:font-name="Times New Roman" fo:font-size="12pt" fo:language="pt" fo:country="BR" officeooo:rsid="00131c53" style:font-size-asian="12pt" style:font-name-complex="Times New Roman1" style:font-size-complex="12pt"/>
    </style:style>
    <style:style style:name="T56" style:family="text">
      <style:text-properties fo:color="#00b050" loext:opacity="100%" style:font-name="Times New Roman" fo:font-size="12pt" fo:font-style="italic" officeooo:rsid="00164d37" style:font-size-asian="12pt" style:font-style-asian="italic" style:font-name-complex="Times New Roman1" style:font-size-complex="12pt" style:font-style-complex="italic"/>
    </style:style>
    <style:style style:name="T57" style:family="text">
      <style:text-properties fo:color="#00b050" loext:opacity="100%" style:font-name="Times New Roman" fo:font-size="12pt" fo:font-style="italic" officeooo:rsid="000efc1f" style:font-size-asian="12pt" style:font-style-asian="italic" style:font-name-complex="Times New Roman1" style:font-size-complex="12pt" style:font-style-complex="italic"/>
    </style:style>
    <style:style style:name="T58" style:family="text">
      <style:text-properties fo:color="#00b050" loext:opacity="100%" style:font-name="Times New Roman" fo:font-size="12pt" fo:font-style="normal" officeooo:rsid="00164d37" style:font-size-asian="12pt" style:font-style-asian="normal" style:font-name-complex="Times New Roman1" style:font-size-complex="12pt" style:font-style-complex="normal"/>
    </style:style>
    <style:style style:name="T59" style:family="text">
      <style:text-properties fo:color="#00b050" loext:opacity="100%" style:font-name="Times New Roman" fo:font-size="12pt" fo:font-style="normal" officeooo:rsid="00180730" style:font-size-asian="12pt" style:font-style-asian="normal" style:font-name-complex="Times New Roman1" style:font-size-complex="12pt" style:font-style-complex="normal"/>
    </style:style>
    <style:style style:name="T60" style:family="text">
      <style:text-properties fo:color="#00b050" loext:opacity="100%" style:font-name="Times New Roman" fo:font-size="12pt" fo:font-style="normal" officeooo:rsid="002c5a46" style:font-size-asian="12pt" style:font-style-asian="normal" style:font-name-complex="Times New Roman1" style:font-size-complex="12pt" style:font-style-complex="normal"/>
    </style:style>
    <style:style style:name="T61" style:family="text">
      <style:text-properties fo:color="#7030a0" loext:opacity="100%" style:font-name="Times New Roman" fo:font-size="12pt" style:font-size-asian="12pt" style:font-name-complex="Times New Roman1" style:font-size-complex="12pt"/>
    </style:style>
    <style:style style:name="T62" style:family="text">
      <style:text-properties fo:color="#7030a0" loext:opacity="100%" style:font-name="Times New Roman" fo:font-size="12pt" officeooo:rsid="000efc1f" style:font-size-asian="12pt" style:font-name-complex="Times New Roman1" style:font-size-complex="12pt"/>
    </style:style>
    <style:style style:name="T63" style:family="text">
      <style:text-properties fo:color="#7030a0" loext:opacity="100%" style:font-name="Times New Roman" fo:font-size="12pt" officeooo:rsid="000f2e9d" style:font-size-asian="12pt" style:font-name-complex="Times New Roman1" style:font-size-complex="12pt"/>
    </style:style>
    <style:style style:name="T64" style:family="text">
      <style:text-properties fo:color="#7030a0" loext:opacity="100%" style:font-name="Times New Roman" fo:font-size="12pt" officeooo:rsid="00164d37" style:font-size-asian="12pt" style:font-name-complex="Times New Roman1" style:font-size-complex="12pt"/>
    </style:style>
    <style:style style:name="T65" style:family="text">
      <style:text-properties fo:color="#7030a0" loext:opacity="100%" style:font-name="Times New Roman" fo:font-size="12pt" officeooo:rsid="00180730" style:font-size-asian="12pt" style:font-name-complex="Times New Roman1" style:font-size-complex="12pt"/>
    </style:style>
    <style:style style:name="T66" style:family="text">
      <style:text-properties fo:color="#7030a0" loext:opacity="100%" style:font-name="Times New Roman" fo:font-size="12pt" officeooo:rsid="002a7ac0" style:font-size-asian="12pt" style:font-name-complex="Times New Roman1" style:font-size-complex="12pt"/>
    </style:style>
    <style:style style:name="T67" style:family="text">
      <style:text-properties fo:color="#7030a0" loext:opacity="100%" style:font-name="Times New Roman" fo:font-size="12pt" officeooo:rsid="002f5989" style:font-size-asian="12pt" style:font-name-complex="Times New Roman1" style:font-size-complex="12pt"/>
    </style:style>
    <style:style style:name="T68" style:family="text">
      <style:text-properties fo:color="#7030a0" loext:opacity="100%" style:font-name="Times New Roman" fo:font-size="12pt" fo:font-style="italic" officeooo:rsid="00164d37" style:font-size-asian="12pt" style:font-style-asian="italic" style:font-name-complex="Times New Roman1" style:font-size-complex="12pt" style:font-style-complex="italic"/>
    </style:style>
    <style:style style:name="T69" style:family="text">
      <style:text-properties fo:color="#7030a0" loext:opacity="100%" style:font-name="Times New Roman" fo:font-size="12pt" fo:font-style="italic" officeooo:rsid="002f5989" style:font-size-asian="12pt" style:font-style-asian="italic" style:font-name-complex="Times New Roman1" style:font-size-complex="12pt" style:font-style-complex="italic"/>
    </style:style>
    <style:style style:name="T70" style:family="text">
      <style:text-properties fo:color="#7030a0" loext:opacity="100%" style:font-name="Times New Roman" fo:font-size="12pt" fo:font-style="italic" officeooo:rsid="002a7ac0" style:font-size-asian="12pt" style:font-style-asian="italic" style:font-name-complex="Times New Roman1" style:font-size-complex="12pt" style:font-style-complex="italic"/>
    </style:style>
    <style:style style:name="T71" style:family="text">
      <style:text-properties fo:color="#7030a0" loext:opacity="100%" style:font-name="Times New Roman" fo:font-size="12pt" fo:font-style="normal" officeooo:rsid="002f5989" style:font-size-asian="12pt" style:font-style-asian="normal" style:font-name-complex="Times New Roman1" style:font-size-complex="12pt" style:font-style-complex="normal"/>
    </style:style>
    <style:style style:name="T72" style:family="text">
      <style:text-properties fo:color="#7030a0" loext:opacity="100%" style:font-name="Times New Roman" fo:font-size="12pt" fo:font-style="normal" officeooo:rsid="002a7ac0" style:font-size-asian="12pt" style:font-style-asian="normal" style:font-name-complex="Times New Roman1" style:font-size-complex="12pt" style:font-style-complex="normal"/>
    </style:style>
    <style:style style:name="T73" style:family="text">
      <style:text-properties style:font-name="Book Antiqua" fo:font-size="12pt" fo:font-weight="bold" style:font-size-asian="12pt" style:font-weight-asian="bold" style:font-name-complex="Times New Roman1" style:font-size-complex="12pt" style:font-weight-complex="bold"/>
    </style:style>
    <style:style style:name="T74" style:family="text">
      <style:text-properties fo:color="#ff33cc" loext:opacity="100%" style:font-name="Times New Roman" fo:font-size="12pt" style:font-size-asian="12pt" style:font-name-complex="Times New Roman1" style:font-size-complex="12pt"/>
    </style:style>
    <style:style style:name="T75" style:family="text">
      <style:text-properties fo:color="#ff33cc" loext:opacity="100%" style:font-name="Times New Roman" fo:font-size="12pt" officeooo:rsid="002406a0" style:font-size-asian="12pt" style:font-name-complex="Times New Roman1" style:font-size-complex="12pt"/>
    </style:style>
    <style:style style:name="T76" style:family="text">
      <style:text-properties fo:color="#ff33cc" loext:opacity="100%" style:font-name="Times New Roman" fo:font-size="12pt" officeooo:rsid="002c6bb2" style:font-size-asian="12pt" style:font-name-complex="Times New Roman1" style:font-size-complex="12pt"/>
    </style:style>
    <style:style style:name="T77" style:family="text">
      <style:text-properties fo:color="#ff33cc" loext:opacity="100%" style:font-name="Times New Roman" fo:font-size="12pt" officeooo:rsid="002ddbeb" style:font-size-asian="12pt" style:font-name-complex="Times New Roman1" style:font-size-complex="12pt"/>
    </style:style>
    <style:style style:name="T78" style:family="text">
      <style:text-properties fo:color="#ff33cc" loext:opacity="100%" style:font-name="Times New Roman" fo:font-size="12pt" officeooo:rsid="002f39e0" style:font-size-asian="12pt" style:font-name-complex="Times New Roman1" style:font-size-complex="12pt"/>
    </style:style>
    <style:style style:name="T79" style:family="text">
      <style:text-properties fo:color="#ff33cc" loext:opacity="100%"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80" style:family="text">
      <style:text-properties fo:color="#ff33cc" loext:opacity="100%" style:font-name="Times New Roman" fo:font-size="12pt" fo:font-style="italic" officeooo:rsid="002c6bb2" style:font-size-asian="12pt" style:font-style-asian="italic" style:font-name-complex="Times New Roman1" style:font-size-complex="12pt" style:font-style-complex="italic"/>
    </style:style>
    <style:style style:name="T81" style:family="text">
      <style:text-properties fo:color="#ff33cc" loext:opacity="100%" style:font-name="Times New Roman" fo:font-size="12pt" fo:font-style="italic" officeooo:rsid="002f39e0" style:font-size-asian="12pt" style:font-style-asian="italic" style:font-name-complex="Times New Roman1" style:font-size-complex="12pt" style:font-style-complex="italic"/>
    </style:style>
    <style:style style:name="T82" style:family="text">
      <style:text-properties fo:color="#ff33cc" loext:opacity="100%"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83" style:family="text">
      <style:text-properties fo:color="#ff33cc" loext:opacity="100%" style:font-name="Times New Roman" fo:font-size="12pt" fo:font-style="normal" officeooo:rsid="0019111e" style:font-size-asian="12pt" style:font-style-asian="normal" style:font-name-complex="Times New Roman1" style:font-size-complex="12pt" style:font-style-complex="normal"/>
    </style:style>
    <style:style style:name="T84" style:family="text">
      <style:text-properties fo:color="#ff33cc" loext:opacity="100%" style:font-name="Times New Roman" fo:font-size="12pt" fo:font-style="normal" officeooo:rsid="002c6bb2" style:font-size-asian="12pt" style:font-style-asian="normal" style:font-name-complex="Times New Roman1" style:font-size-complex="12pt" style:font-style-complex="normal"/>
    </style:style>
    <style:style style:name="T85" style:family="text">
      <style:text-properties fo:color="#ff33cc" loext:opacity="100%" style:font-name="Times New Roman" fo:font-size="12pt" fo:font-style="normal" officeooo:rsid="002f39e0" style:font-size-asian="12pt" style:font-style-asian="normal" style:font-name-complex="Times New Roman1" style:font-size-complex="12pt" style:font-style-complex="normal"/>
    </style:style>
    <style:style style:name="T86" style:family="text">
      <style:text-properties fo:color="#000000" loext:opacity="100%" style:font-name="Times New Roman" fo:font-size="12pt" style:font-size-asian="12pt" style:font-name-complex="Times New Roman1" style:font-size-complex="12pt">
        <loext:char-complex-color loext:theme-type="dark1" loext:color-type="theme"/>
      </style:text-properties>
    </style:style>
    <style:style style:name="T87" style:family="text">
      <style:text-properties fo:color="#000000" loext:opacity="100%" style:font-name="Times New Roman" fo:font-size="12pt" fo:font-weight="bold" style:font-size-asian="12pt" style:font-weight-asian="bold" style:font-name-complex="Times New Roman1" style:font-size-complex="12pt" style:font-weight-complex="bold">
        <loext:char-complex-color loext:theme-type="dark1" loext:color-type="theme"/>
      </style:text-properties>
    </style:style>
    <style:style style:name="T88" style:family="text">
      <style:text-properties fo:color="#000000" loext:opacity="100%" style:font-name="Times New Roman" fo:font-size="12pt" fo:background-color="transparent" loext:char-shading-value="0" style:font-size-asian="12pt" style:font-name-complex="Times New Roman1" style:font-size-complex="12pt">
        <loext:char-complex-color loext:theme-type="dark1" loext:color-type="theme"/>
      </style:text-properties>
    </style:style>
    <style:style style:name="T89" style:family="text">
      <style:text-properties fo:color="#c9211e" loext:opacity="100%" style:font-name="Times New Roman" fo:font-size="12pt" style:font-size-asian="12pt" style:font-name-complex="Times New Roman1" style:font-size-complex="12pt"/>
    </style:style>
    <style:style style:name="T90" style:family="text">
      <style:text-properties fo:color="#c9211e" loext:opacity="100%" style:font-name="Times New Roman" fo:font-size="12pt" officeooo:rsid="000ea12c" style:font-size-asian="12pt" style:font-name-complex="Times New Roman1" style:font-size-complex="12pt"/>
    </style:style>
    <style:style style:name="T91" style:family="text">
      <style:text-properties fo:color="#c9211e" loext:opacity="100%" style:font-name="Times New Roman" fo:font-size="12pt" officeooo:rsid="001b44dc" style:font-size-asian="12pt" style:font-name-complex="Times New Roman1" style:font-size-complex="12pt"/>
    </style:style>
    <style:style style:name="T92" style:family="text">
      <style:text-properties fo:color="#c9211e" loext:opacity="100%" style:font-name="Times New Roman" fo:font-size="12pt" officeooo:rsid="001c5984" style:font-size-asian="12pt" style:font-name-complex="Times New Roman1" style:font-size-complex="12pt"/>
    </style:style>
    <style:style style:name="T93" style:family="text">
      <style:text-properties fo:color="#c9211e" loext:opacity="100%" style:font-name="Times New Roman" fo:font-size="12pt" officeooo:rsid="0028e375" style:font-size-asian="12pt" style:font-name-complex="Times New Roman1" style:font-size-complex="12pt"/>
    </style:style>
    <style:style style:name="T94" style:family="text">
      <style:text-properties fo:color="#c9211e" loext:opacity="100%" style:font-name="Times New Roman" fo:font-size="12pt" fo:font-style="italic" officeooo:rsid="000ea12c" style:font-size-asian="12pt" style:font-style-asian="italic" style:font-name-complex="Times New Roman1" style:font-size-complex="12pt" style:font-style-complex="italic"/>
    </style:style>
    <style:style style:name="T95" style:family="text">
      <style:text-properties fo:color="#c9211e" loext:opacity="100%" style:font-name="Times New Roman" fo:font-size="12pt" fo:font-style="normal" officeooo:rsid="000ea12c" style:font-size-asian="12pt" style:font-style-asian="normal" style:font-name-complex="Times New Roman1" style:font-size-complex="12pt" style:font-style-complex="normal"/>
    </style:style>
    <style:style style:name="T96" style:family="text">
      <style:text-properties fo:color="#c9211e" loext:opacity="100%" style:font-name="Times New Roman" fo:font-size="12pt" fo:font-style="normal" officeooo:rsid="0028e375" style:font-size-asian="12pt" style:font-style-asian="normal" style:font-name-complex="Times New Roman1" style:font-size-complex="12pt" style:font-style-complex="normal"/>
    </style:style>
    <style:style style:name="T97" style:family="text">
      <style:text-properties fo:color="#c9211e" loext:opacity="100%" style:font-name="Times New Roman" fo:font-size="12pt" fo:language="en" fo:country="US" officeooo:rsid="00131c53" style:font-size-asian="12pt" style:font-name-complex="Times New Roman1" style:font-size-complex="12pt"/>
    </style:style>
    <style:style style:name="T98" style:family="text">
      <style:text-properties fo:color="#c9211e" loext:opacity="100%" style:font-name="Times New Roman" fo:font-size="12pt" fo:language="en" fo:country="US" officeooo:rsid="001c5984" style:font-size-asian="12pt" style:font-name-complex="Times New Roman1" style:font-size-complex="12pt"/>
    </style:style>
    <style:style style:name="fr1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1783in" draw:visible-area-height="1.0531in" draw:ole-draw-aspect="1"/>
    </style:style>
    <style:style style:name="gr1" style:family="graphic" style:parent-style-name="Frame">
      <style:graphic-properties draw:stroke="none" svg:stroke-width="0in" draw:fill="solid" draw:fill-color="#ffffff" draw:textarea-vertical-align="top" draw:auto-grow-height="false" fo:min-height="0.6307in" fo:min-width="4.3839in" fo:padding-top="0.05in" fo:padding-bottom="0.05in" fo:padding-left="0.1in" fo:padding-right="0.1in" fo:wrap-option="wrap" loext:decorative="fals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P4" text:outline-level="2" loext:marker-style-name="T2"><draw:custom-shape text:anchor-type="char" draw:z-index="0" draw:name="Caixa de texto 1" draw:style-name="gr1" draw:text-style-name="P25" svg:width="4.5835in" svg:height="0.7303in" svg:x="1.5665in" svg:y="0.0055in"><text:p text:style-name="P12" loext:marker-style-name="T1"><text:span text:style-name="T1">INSTITUTO FEDERAL GOIANO - CAMPUS MORRINHOS</text:span><text:span text:style-name="T1"/></text:p><text:p text:style-name="P12" loext:marker-style-name="T1"><text:span text:style-name="T1">Profª Ana Maria Martins Carvalho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Object1" text:anchor-type="as-char" svg:width="0.7382in" svg:height="0.7917in" draw:z-index="2"><draw:object-ole xlink:href="./Obj100" xlink:type="simple" xlink:show="embed" xlink:actuate="onLoad"/><draw:image xlink:href="./ObjectReplacements/Obj100" xlink:type="simple" xlink:show="embed" xlink:actuate="onLoad"/></draw:frame></text:h>
          </table:table-cell>
          <table:table-cell table:style-name="Table1.A1" office:value-type="string">
            <text:h text:style-name="P5" text:outline-level="2" loext:marker-style-name="T2"/>
          </table:table-cell>
          <table:table-cell table:style-name="Table1.A1" office:value-type="string">
            <text:h text:style-name="P5" text:outline-level="2" loext:marker-style-name="T2"/>
          </table:table-cell>
        </table:table-row>
      </table:table>
      <text:p text:style-name="P13" loext:marker-style-name="T4"><text:span text:style-name="T3"><text:line-break/></text:span><text:span text:style-name="T4"/></text:p>
      <text:p text:style-name="P6" loext:marker-style-name="T5"><text:span text:style-name="T5">MODELOS DE RESUMOS PARA TRABALHOS CORRELATOS</text:span><text:span text:style-name="T5"/></text:p>
      <text:p text:style-name="P9" loext:marker-style-name="T13"/>
      <text:p text:style-name="P6" loext:marker-style-name="T14"><text:span text:style-name="T14">Desenvolvido e destinado aos meus orientandos e <text:line-break/>alunos de disciplinas afim.</text:span><text:span text:style-name="T14"/></text:p>
      <text:p text:style-name="P10" loext:marker-style-name="T5"/>
      <text:p text:style-name="P7" loext:marker-style-name="T8"><text:span text:style-name="T8">Profª Ana Maria Martins Carvalho – 1º Sem/2024.</text:span><text:span text:style-name="T8"/></text:p>
      <text:p text:style-name="P10" loext:marker-style-name="T5"/>
      <text:p text:style-name="P8" loext:marker-style-name="T10"><text:span text:style-name="T10">A seguir, como exemplo, apresento um texto com resumos de trabalhos correlatos (bibliografia correlata) reais. Este exemplo pode ser usado para escrever o capítulo de uma monografia (capítulo referente trabalhos correlatos), auxiliar a direcionar as citações no decorrer do texto científico, relembrar o conteúdo de um trabalho científico, entre outros.</text:span><text:span text:style-name="T10"/></text:p>
      <text:p text:style-name="P11" loext:marker-style-name="T10"/>
      <text:p text:style-name="P14" loext:marker-style-name="T6"><text:span text:style-name="T6">EXEMPLO:</text:span><text:span text:style-name="T6"/></text:p>
      <text:p text:style-name="P14" loext:marker-style-name="T9"><text:span text:style-name="T9">Neste capítulo é apresentado um levantamento da bibliografia correlata, utilizado para o desenvolvimento deste trabalho, </text:span><text:span text:style-name="T11">analisando as contribuições e as limitações de cada trabalho.</text:span><text:span text:style-name="T9"> Essas informações auxiliaram a definir de forma literal a contribuição que este trabalho irá proporcionar ao meio acadêmico.</text:span></text:p>
      <text:p text:style-name="P16" loext:marker-style-name="T15"><text:span text:style-name="T15">Qual a colaboração científica do autor em sua pesquisa? Qual o objetivo do autor nesse texto científico lido?</text:span><text:span text:style-name="T15"/></text:p>
      <text:p text:style-name="P15" loext:marker-style-name="T40"><text:span text:style-name="T40">Metodologia?</text:span><text:span text:style-name="T40"/></text:p>
      <text:p text:style-name="P15" loext:marker-style-name="T52"><text:span text:style-name="T52">Limitação?</text:span><text:span text:style-name="T52"/></text:p>
      <text:p text:style-name="P15" loext:marker-style-name="T61"><text:span text:style-name="T61">Resultado e/ou contribuição?</text:span><text:span text:style-name="T61"/></text:p>
      <text:p text:style-name="P18" loext:marker-style-name="T61"/>
      <text:p text:style-name="P14" loext:marker-style-name="T61"><text:span text:style-name="T16">A pesquisa apresentada por Wan </text:span><text:span text:style-name="T28">et al., </text:span><text:span text:style-name="T16">(2018) traz </text:span><text:span text:style-name="T17">um </text:span><text:span text:style-name="T16">software capaz de coletar dados de trabalhos científicos </text:span><text:span text:style-name="T17">e pesquisadores de plataformas d</text:span><text:span text:style-name="T16">a </text:span><text:span text:style-name="T21">web</text:span><text:span text:style-name="T16"> </text:span><text:span text:style-name="T17">(como </text:span><text:span text:style-name="T20">Google Scholar) </text:span><text:span text:style-name="T24">e</text:span><text:span text:style-name="T25"> </text:span><text:span text:style-name="T17">disponibilizar essa informação de forma estruturada e organizada em um motor de busca </text:span><text:span text:style-name="T19">desenvolvido pelos autores</text:span><text:span text:style-name="T17">. </text:span><text:span text:style-name="T90">A idéia principal trazida pelo trabalho é realizar a coleta d</text:span><text:span text:style-name="T93">e</text:span><text:span text:style-name="T90"> dados </text:span><text:span text:style-name="T93">de publicações científicas encontradas n</text:span><text:span text:style-name="T90">as principais plataformas de </text:span><text:span text:style-name="T93">divulgação</text:span><text:span text:style-name="T90"> científica da </text:span><text:span text:style-name="T94">web,</text:span><text:span text:style-name="T90"> como </text:span><text:span text:style-name="T94">Google Scholar, Microsoft Academic, Semantic Scholar</text:span><text:span text:style-name="T95">, </text:span><text:span text:style-name="T96">entre outros,</text:span><text:span text:style-name="T89"> </text:span><text:span text:style-name="T90">integrar </text:span><text:span text:style-name="T93">os</text:span><text:span text:style-name="T90"> dados de mesmos trabalhos e pesquisadores, armazena</text:span><text:span text:style-name="T97">ndo</text:span><text:span text:style-name="T90"> esse corpus em uma base de dados acessível, mode</text:span><text:span text:style-name="T92">lar</text:span><text:span text:style-name="T90"> os dados </text:span><text:span text:style-name="T91">e </text:span><text:soft-page-break/><text:span text:style-name="T90">estabelece</text:span><text:span text:style-name="T92">r </text:span><text:span text:style-name="T90">relações entre eles </text:span><text:span text:style-name="T97">com o uso de</text:span><text:span text:style-name="T90"> técnicas de mineração de texto e disponibiliza</text:span><text:span text:style-name="T98">r</text:span><text:span text:style-name="T90"> serviços </text:span><text:span text:style-name="T92">com os</text:span><text:span text:style-name="T90"> resultados obtidos dessa modelagem, como busca de pesquisador, conferência científica e </text:span><text:span text:style-name="T93">dados afins</text:span><text:span text:style-name="T90">. </text:span><text:span text:style-name="T53">As principais limitações encontradas para a realização do projeto se encontram na dificuldade para estabelecer ligações baseadas em semântica, entre os dados dos pesquisadores encontrados na </text:span><text:span text:style-name="T57">web</text:span><text:span text:style-name="T53"> e a ausência de uma abordagem para modelagem unificada </text:span><text:span text:style-name="T54">em</text:span><text:span text:style-name="T53"> mineração de redes sociais no campo científico. Ainda cabe ressaltar a </text:span><text:span text:style-name="T55">problemática</text:span><text:span text:style-name="T53"> para estabelecer ontologias que cubram o domínio de autores e material científico, uma vez que há enorme variação dos dados encontrados nas fontes</text:span><text:span text:style-name="T52">.</text:span><text:span text:style-name="T9"> </text:span><text:span text:style-name="T66">Na época </text:span><text:span text:style-name="T67">da publicação desta pesquisa, o </text:span><text:span text:style-name="T69">software </text:span><text:span text:style-name="T71">ainda estava em estágio de </text:span><text:span text:style-name="T72">desenvolvimento </text:span><text:span text:style-name="T71">mas </text:span><text:span text:style-name="T62">já apresenta</text:span><text:span text:style-name="T66">va</text:span><text:span text:style-name="T62"> resultados coerentes e precisos no que tange aos serviços </text:span><text:span text:style-name="T63">pr</text:span><text:span text:style-name="T62">op</text:span><text:span text:style-name="T63">ostos</text:span><text:span text:style-name="T62">, pesquisando e realizando operações de mineração de texto </text:span><text:span text:style-name="T63">que resultaram em</text:span><text:span text:style-name="T62"> </text:span><text:span text:style-name="T63">uma</text:span><text:span text:style-name="T62"> base de dados </text:span><text:span text:style-name="T63">capaz de</text:span><text:span text:style-name="T62"> </text:span><text:span text:style-name="T63">indexar mais de 130.000.000 milhões de perfis de pesquisadores e mais de 233.000.000 milhões de publicações até junho de 2018.</text:span></text:p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/>
      <text:p text:style-name="P19" loext:marker-style-name="T61"><text:soft-page-break/></text:p>
      <text:p text:style-name="P19" loext:marker-style-name="T61"/>
      <text:p text:style-name="P19" loext:marker-style-name="T61"/>
      <text:p text:style-name="P16" loext:marker-style-name="T15"><text:span text:style-name="T15">Qual a colaboração científica do autor em sua pesquisa? Qual o objetivo do autor nesse texto científico lido?</text:span><text:span text:style-name="T15"/></text:p>
      <text:p text:style-name="P15" loext:marker-style-name="T40"><text:span text:style-name="T40">Metodologia?</text:span><text:span text:style-name="T40"/></text:p>
      <text:p text:style-name="P15" loext:marker-style-name="T52"><text:span text:style-name="T52">Limitação?</text:span><text:span text:style-name="T52"/></text:p>
      <text:p text:style-name="P15" loext:marker-style-name="T61"><text:span text:style-name="T61">Resultado e/ou contribuição?</text:span><text:span text:style-name="T61"/></text:p>
      <text:p text:style-name="P20" loext:marker-style-name="T15"/>
      <text:p text:style-name="P17" loext:marker-style-name="T52"><text:span text:style-name="T18">No artigo </text:span><text:span text:style-name="T15">a</text:span><text:span text:style-name="T18">presentado por </text:span><text:span text:style-name="T34">El-Sappagh </text:span><text:span text:style-name="T29">et al., </text:span><text:span text:style-name="T33">(2011</text:span><text:span text:style-name="T34">), os autores propuseram </text:span><text:span text:style-name="T35">o </text:span><text:span text:style-name="T23">EMD </text:span><text:span text:style-name="T27">(</text:span><text:span text:style-name="T23">Entity Mapping Diagram, </text:span><text:span text:style-name="T32">do </text:span><text:span text:style-name="T37">inglês, “Diagrama de Mapeamento de Entidade”</text:span><text:span text:style-name="T27">), um</text:span><text:span text:style-name="T34"> novo modelo-</text:span><text:span text:style-name="T35">padrão-diagrama</text:span><text:span text:style-name="T34"> para</text:span><text:span text:style-name="T38"> </text:span><text:span text:style-name="T39">a </text:span><text:span text:style-name="T38">construção de</text:span><text:span text:style-name="T30"> </text:span><text:span text:style-name="T22">data warehouses</text:span><text:span text:style-name="T26"> (do inglês, “</text:span><text:span text:style-name="T31">ar</text:span><text:span text:style-name="T36">mazéns de dados</text:span><text:span text:style-name="T26">”) a partir de processos </text:span><text:span text:style-name="T22">ETL </text:span><text:span text:style-name="T26">(</text:span><text:span text:style-name="T22">Extract, Transform, Load</text:span><text:span text:style-name="T26">, do inglês, “Extrair, Transformar, Carregar”), que ofere</text:span><text:span text:style-name="T27">ce</text:span><text:span text:style-name="T26"> suporte a integração de múltiplas fontes de dados e </text:span><text:span text:style-name="T27">uma variedade</text:span><text:span text:style-name="T26"> </text:span><text:span text:style-name="T27">de </text:span><text:span text:style-name="T26">operações de transformação.</text:span><text:span text:style-name="T40"> </text:span><text:span text:style-name="T41">Os autores prosseguiram definindo os passos a serem tomados baseando-se na introdução de uma ferramenta para desenho do diagrama de mapeamento de entidade utilizando componentes gráficos</text:span><text:span text:style-name="T42">.</text:span><text:span text:style-name="T47"> </text:span><text:span text:style-name="T48">Além disso, implementaram as operações de transformação sobre os dados para o</text:span><text:span text:style-name="T44"> data warehouse</text:span><text:span text:style-name="T48"> d</text:span><text:span text:style-name="T49">a</text:span><text:span text:style-name="T48">n</text:span><text:span text:style-name="T49">do, também,</text:span><text:span text:style-name="T48"> liberdade ao usuário p</text:span><text:span text:style-name="T49">a</text:span><text:span text:style-name="T48">r</text:span><text:span text:style-name="T49">a </text:span><text:span text:style-name="T48">criar as suas próprias funções. <text:s/>Uma vez criado o diagrama, </text:span><text:span text:style-name="T51">o</text:span><text:span text:style-name="T48"> código</text:span><text:span text:style-name="T44"> SQL (Structured </text:span><text:span text:style-name="T48">Q</text:span><text:span text:style-name="T44">u</text:span><text:span text:style-name="T48">ery L</text:span><text:span text:style-name="T44">angua</text:span><text:span text:style-name="T48">ge</text:span><text:span text:style-name="T44">)</text:span><text:span text:style-name="T43"> </text:span><text:span text:style-name="T48">é gerado para a criação dos bancos de dados e suas tabelas. Ap</text:span><text:span text:style-name="T49">ó</text:span><text:span text:style-name="T48">s es</text:span><text:span text:style-name="T50">s</text:span><text:span text:style-name="T49">a geração, as fontes de da</text:span><text:span text:style-name="T50">d</text:span><text:span text:style-name="T49">os sã</text:span><text:span text:style-name="T50">o submetidas ao </text:span><text:span text:style-name="T49">processo </text:span><text:span text:style-name="T50">de </text:span><text:span text:style-name="T49">transformação e na s</text:span><text:span text:style-name="T50">e</text:span><text:span text:style-name="T49">quência, </text:span><text:span text:style-name="T51">ocorre a i</text:span><text:span text:style-name="T49">n</text:span><text:span text:style-name="T50">s</text:span><text:span text:style-name="T49">e</text:span><text:span text:style-name="T50">r</text:span><text:span text:style-name="T49">ção </text:span><text:span text:style-name="T50">no</text:span><text:span text:style-name="T46"> </text:span><text:span text:style-name="T45">data warehouse</text:span><text:span text:style-name="T49">. </text:span><text:span text:style-name="T58">O </text:span><text:span text:style-name="T59">esquema</text:span><text:span text:style-name="T58"> elaborado pelos autores é um modelo conceitual para definição de processos </text:span><text:span text:style-name="T56">ETL</text:span><text:span text:style-name="T58"> de construção de </text:span><text:span text:style-name="T56">data warehouses,</text:span><text:span text:style-name="T58"> criado valendo-se de conceitos de modelos anteriores já estabelecidos na acad</text:span><text:span text:style-name="T60">e</text:span><text:span text:style-name="T58">mia, incrementando suporte para funcionalidades de mapeamento dos dados em esquemas de banco de dados. </text:span><text:span text:style-name="T60">P</text:span><text:span text:style-name="T58">ortanto, necessita ser implementado em uma linguagem de programação orientada-à-objetos como Java e C# e testado, </text:span><text:span text:style-name="T60">para uma possível validação</text:span><text:span text:style-name="T58">. </text:span><text:span text:style-name="T64">Existe pouquíssima literatura científica abordando o tema de criação de </text:span><text:span text:style-name="T68">ETLs</text:span><text:span text:style-name="T64"> eficazes para </text:span><text:span text:style-name="T68">data warehouses,</text:span><text:span text:style-name="T64"> o que faz com que o padrão definido </text:span><text:span text:style-name="T65">n</text:span><text:span text:style-name="T64">esse trabalho, a saber o diagrama de mapeamento de entidade, seja uma proposta inovadora e muito útil para a área de dado</text:span><text:span text:style-name="T61">s. </text:span></text:p>
      <text:p text:style-name="P20" loext:marker-style-name="T15"/>
      <text:p text:style-name="P20" loext:marker-style-name="T15"/>
      <text:p text:style-name="P20" loext:marker-style-name="T15"/>
      <text:p text:style-name="P20" loext:marker-style-name="T15"/>
      <text:p text:style-name="P20" loext:marker-style-name="T15"><text:soft-page-break/></text:p>
      <text:p text:style-name="P3"><text:span text:style-name="T73">A SEGUIR, DÊ ENFASE A IMPORTANTE COLABORAÇÃO DOS TRABALHOS CORRELATOS RESUMIDOS ACIMA E FAÇA UMA BREVE DESCRIÇÃO DA CONTRIBUIÇÃO DO SEU TRABALHO REFERENTE A ÁREA QUE ESTÁ SENDO PESQUISADA:</text:span></text:p>
      <text:p text:style-name="P3"><text:span text:style-name="T73"/></text:p>
      <text:p text:style-name="P21" loext:marker-style-name="T74"><text:span text:style-name="T74">O uso de técnicas de mineração de dados </text:span><text:span text:style-name="T76">permitem</text:span><text:span text:style-name="T74"> a extração de conhecimentos preciosos de bases textuais </text:span><text:span text:style-name="T78">através de métodos como análise de sentimento, onde os textos são classificados mediante a presença ou ausência de termos considerados, positivos ou negativos; </text:span><text:span text:style-name="T81">TF-IDF (Term Frequency-Inverse Document Frequency)</text:span><text:span text:style-name="T85">, capaz de dizer quais termos são os mais importantes para um determinado documento ou corpus (conjunto de documentos); </text:span><text:span text:style-name="T81">topic modeling</text:span><text:span text:style-name="T85">, abordagem que correlaciona termos e tópicos, indicando qual é o possível assunto de um dado documento, entre vários outros métodos.</text:span></text:p>
      <text:p text:style-name="P21" loext:marker-style-name="T74"><text:span text:style-name="T76">Desta forma, a mineração de texto se destaca </text:span><text:span text:style-name="T74">como uma ferramenta muito útil para obter conhecimento de </text:span><text:span text:style-name="T76">dados textuais, principalmente nos tempos atuais, onde encontra-se </text:span><text:span text:style-name="T77">um</text:span><text:span text:style-name="T76"> </text:span><text:span text:style-name="T74">vasto universo </text:span><text:span text:style-name="T77">de dados para ser explorado: a era do</text:span><text:span text:style-name="T74"> </text:span><text:span text:style-name="T79">big data</text:span><text:span text:style-name="T74">. Dentro dos procedimentos estabelecidos por essa área da Ciência de Dados, os processos </text:span><text:span text:style-name="T79">ETL </text:span><text:span text:style-name="T80">s</text:span><text:span text:style-name="T82">e mostram os mais úteis para uma política de tratamento d</text:span><text:span text:style-name="T84">e</text:span><text:span text:style-name="T82"> dados </text:span><text:span text:style-name="T84">mais </text:span><text:span text:style-name="T82">com</text:span><text:span text:style-name="T84">pleta, proporcionando uma melhor robustez na posterior mineração</text:span><text:span text:style-name="T82">. Com isso, dispor-se de padrões para criação de </text:span><text:span text:style-name="T79">ETLs</text:span><text:span text:style-name="T82"> como </text:span><text:span text:style-name="T79">EMD</text:span><text:span text:style-name="T82"> é de suma importância, uma vez que permite </text:span><text:span text:style-name="T83">uma maior</text:span><text:span text:style-name="T82"> rapidez na execução dos modelos e na realização das análises.</text:span></text:p>
      <text:p text:style-name="P1"/>
      <text:p text:style-name="P22" loext:marker-style-name="T9"><text:span text:style-name="T6">REFERÊNCIAS</text:span><text:span text:style-name="T6"/></text:p>
      <text:p text:style-name="P23" loext:marker-style-name="T9"/>
      <text:p text:style-name="P24" loext:marker-style-name="T86"><text:span text:style-name="T86">H. Wan, Y. Zhang, J. Zhang, &amp; J. Tang. </text:span><text:span text:style-name="T87">AMiner: Search and mining of academic social networks.</text:span><text:span text:style-name="T86"> Data Intelligence 1(2019), 58-76. doi: 10.1162/dint_a_00006 Received: May 22, 2018; Revised: June 8, 2018; Accepted: June 12, 2018.</text:span></text:p>
      <text:p text:style-name="P2"><text:span text:style-name="T88">El-Sappagh, Shaker H. Ali; Hendawi, Abdeltawab M. Ahmed; Bastawissy, Ali Hamed El. </text:span><text:span text:style-name="T7">A proposed model for data warehouse ETL processes</text:span><text:span text:style-name="T12">, Journal of King Saud University - Computer and Information Sciences, Volume 23, Issue 2, 2011, Pages 91-104, ISSN 1319-1578, </text:span><text:a xlink:type="simple" xlink:href="https://doi.org/10.1016/j.jksuci.2011.05.005" text:style-name="Internet_20_link" text:visited-style-name="Visited_20_Internet_20_Link"><text:span text:style-name="T12">https://doi.org/10.1016/j.jksuci.2011.05.005</text:span></text:a><text:span text:style-name="T12">. (</text:span><text:a xlink:type="simple" xlink:href="https://www.sciencedirect.com/science/article/pii/S131915781100019X" text:style-name="Internet_20_link" text:visited-style-name="Visited_20_Internet_20_Link"><text:span text:style-name="T12">https://www.sciencedirect.com/science/article/pii/S131915781100019X</text:span></text:a><text:span text:style-name="T12">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h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har" style:default-outline-level="2" style:list-style-name="" style:class="text">
      <style:paragraph-properties fo:margin-top="0.028in" fo:margin-bottom="0in" style:contextual-spacing="false" fo:line-height="100%" fo:keep-together="always" fo:keep-with-next="always"/>
      <style:text-properties fo:color="#2f5496" loext:opacity="100%" style:font-name="Calibri Light" fo:font-family="'Calibri Light'" style:font-family-generic="roman" style:font-pitch="variable" fo:font-size="13pt" fo:language="en" fo:country="US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annotation_20_text" style:display-name="annotation text" style:family="paragraph" style:parent-style-name="Standard" loext:linked-style-name="Texto_20_de_20_comentário_20_Char">
      <style:paragraph-properties fo:line-height="100%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Título_20_1_20_Char" style:display-name="Título 1 Char" style:family="text" style:parent-style-name="Default_20_Paragraph_20_Font_20__28_WW_29_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har" style:display-name="Título 2 Char" style:family="text" style:parent-style-name="Default_20_Paragraph_20_Font_20__28_WW_29_" loext:linked-style-name="Heading_20_2">
      <style:text-properties fo:color="#2f5496" loext:opacity="100%" style:font-name="Calibri Light" fo:font-family="'Calibri Light'" style:font-family-generic="roman" style:font-pitch="variable" fo:font-size="13pt" fo:language="en" fo:country="US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>
      <style:text-properties fo:font-size="14pt" fo:font-weight="normal" style:font-size-asian="14pt" style:font-weight-asian="normal" style:font-size-complex="14pt"/>
    </style:style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2811in" fo:margin-left="0.2811in"/>
        </style:list-level-properties>
      </text:list-level-style-number>
      <text:list-level-style-number text:level="2" text:style-name="ListLabel_20_2" loext:num-list-format="%1%.%2%" style:num-format="1" text:start-value="2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a Maria Martins</meta:initial-creator>
    <meta:editing-cycles>49</meta:editing-cycles>
    <meta:creation-date>2021-01-22T17:06:00</meta:creation-date>
    <dc:date>2024-04-01T14:43:33.097000000</dc:date>
    <meta:editing-duration>PT6H35M8S</meta:editing-duration>
    <meta:generator>LibreOffice/24.2.0.3$Windows_X86_64 LibreOffice_project/da48488a73ddd66ea24cf16bbc4f7b9c08e9bea1</meta:generator>
    <meta:print-date>2024-04-01T14:40:00.199000000</meta:print-date>
    <meta:printed-by>PDF files</meta:printed-by>
    <meta:document-statistic meta:table-count="1" meta:image-count="0" meta:object-count="1" meta:page-count="4" meta:paragraph-count="26" meta:word-count="1006" meta:character-count="6814" meta:non-whitespace-character-count="5827"/>
    <meta:user-defined meta:name="AppVersion">16.0000</meta:user-defined>
    <meta:template xlink:type="simple" xlink:actuate="onRequest" xlink:title="Normal" xlink:href=""/>
  </office:meta>
</office:document-meta>
</file>